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8e2e6"/>
    </style:style>
    <style:style style:name="P2" style:family="paragraph" style:parent-style-name="Standard">
      <style:text-properties officeooo:paragraph-rsid="00091417"/>
    </style:style>
    <style:style style:name="P3" style:family="paragraph" style:parent-style-name="Standard">
      <style:text-properties officeooo:paragraph-rsid="000a1c0f"/>
    </style:style>
    <style:style style:name="P4" style:family="paragraph" style:parent-style-name="Text_20_body" style:list-style-name="L1"/>
    <style:style style:name="P5" style:family="paragraph" style:parent-style-name="Text_20_body">
      <style:text-properties officeooo:paragraph-rsid="000a1c0f"/>
    </style:style>
    <style:style style:name="P6" style:family="paragraph" style:parent-style-name="Text_20_body" style:list-style-name="L1">
      <style:paragraph-properties fo:margin-top="0in" fo:margin-bottom="0in" style:contextual-spacing="false"/>
    </style:style>
    <style:style style:name="T1" style:family="text">
      <style:text-properties officeooo:rsid="0008e2e6"/>
    </style:style>
    <style:style style:name="T2" style:family="text">
      <style:text-properties officeooo:rsid="00091417"/>
    </style:style>
    <style:style style:name="T3" style:family="text">
      <style:text-properties officeooo:rsid="000a1c0f"/>
    </style:style>
    <style:style style:name="T4" style:family="text">
      <style:text-properties style:font-name="Liberation Mono"/>
    </style:style>
    <style:style style:name="T5" style:family="text">
      <style:text-properties officeooo:rsid="000a9be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Notes:</text:span></text:p>
      <text:p text:style-name="P1"><text:span text:style-name="T1"/></text:p>
      <text:p text:style-name="P1"><text:span text:style-name="T1"/></text:p>
      <text:p text:style-name="P1"><text:span text:style-name="T1">Getting data. <text:s/>The data is part of the Amazon Public Datasets &amp; is the only dataset in the Climate Section. <text:s text:c="2"/></text:span></text:p>
      <text:p text:style-name="P1"><text:span text:style-name="T1"/></text:p>
      <text:p text:style-name="P1"><text:span text:style-name="T1">1.<text:tab/>A good way to study the data is to mount it as a volume on an EC2 Instance. <text:s/>From the EC2 web page, create a Volume. <text:s/>The Volume Type is standard. <text:s/>Make sure you have the right zone for your EC2 instance. <text:s text:c="2"/>You have to find the Climate data from the dropdown box list of Snapshots. Its not very user friendly but the Climate data is about 3-4 scrolls down roughly, so dig through it and find the climate data. <text:s/>There is one linux version and one windows version. <text:s text:c="2"/>Once you have a volume you need to attach it to the instance and then ssh to the instance and mount the attachment as a drive on your instance. <text:s text:c="2"/>Then you can download all the files you need to see how the data is structured.</text:span></text:p>
      <text:p text:style-name="P1"><text:span text:style-name="T1"/></text:p>
      <text:p text:style-name="P1"><text:span text:style-name="T1">Be sure to kill both the instance and the volumes when you are done.</text:span></text:p>
      <text:p text:style-name="P1"><text:span text:style-name="T1"/></text:p>
      <text:p text:style-name="P2"><text:span text:style-name="T1">2. <text:s/>Once you have the data mounted like </text:span><text:span text:style-name="T2">this you can put it into an s3 bucket for study if you like. <text:s/>I did this and used s3cmd, but it is a tedious process and I had break the transfer up over 10 servers because it was so slow. <text:s/>I have some code if anyone is interested.</text:span></text:p>
      <text:p text:style-name="P2"><text:span text:style-name="T2"/></text:p>
      <text:p text:style-name="P3"><text:span text:style-name="T2">3. <text:s/>A much easier way is just to access my s3 bucket from your Elastic MapReduce (Hadoop) process directly. <text:s/>Then you don't have to mess with transferring the data. <text:s/>The only thing is that to access you have to agree to accepting charges for the data transfer. <text:s/>I believe data transfer from S3 to Hadoop is free but if a bunch of you do something crazy like downloading all the data or not working in the same geographical area (ours is US-Standard or East) then you can pay the bill for it. <text:s/></text:span><text:span text:style-name="T3">This requires setting x-amz-request-payer up in their s3 request.</text:span></text:p>
      <text:p text:style-name="P3"><text:span text:style-name="T3"/></text:p>
      <text:p text:style-name="P3"><text:span text:style-name="T2"><text:s/>I haven't been able to test out how </text:span><text:span text:style-name="T3">to make this work – I don't have a an s3 bucket of another user to test against. <text:s text:c="3"/></text:span><text:span text:style-name="T5">If anyone gets this working let me know and I'll add it to this document. Or if you get stuck here let me know and we can try to get it working together.</text:span><text:span text:style-name="T2"> </text:span><text:span text:style-name="T1"><text:s/></text:span></text:p>
      <text:p text:style-name="P1"><text:span text:style-name="T1"/></text:p>
      <text:p text:style-name="P1"><text:span text:style-name="T1"/></text:p>
      <text:p text:style-name="P3"><text:span text:style-name="T5">The following document is about the best I could find <text:s/>– it's </text:span><text:a xlink:type="simple" xlink:href="https://sagebionetworks.jira.com/wiki/display/PLFM/Dataset+Hosting+Design#DatasetHostingDesign-S3&quot;RequesterPays&quot;Buckets"><text:span text:style-name="T3">From</text:span></text:a><text:span text:style-name="T3"> :</text:span></text:p>
      <text:p text:style-name="P3"><text:span text:style-name="T3"/></text:p>
      <text:p text:style-name="P5"><text:span text:style-name="T3">In general, bucket owners pay for all Amazon S3 storage and data transfer costs associated with their bucket. A bucket owner, however, can configure a bucket to be a Requester Pays bucket. With Requester Pays buckets, the requester instead of the bucket owner pays the cost of the request and the data download from the bucket. The bucket owner always pays the cost of storing data. </text:span></text:p>
      <text:list xml:id="list54227406" text:style-name="L1">
        <text:list-item>
          <text:p text:style-name="P6">Typically, you configure buckets to be Requester Pays when you want to share data but not incur charges associated with others accessing the data. You might, for example, use Requester Pays buckets when making available large data sets, such as zip code directories, reference data, geospatial information, or web crawling data. </text:p>
        </text:list-item>
        <text:list-item>
          <text:p text:style-name="P6">Important: If you enable Requester Pays on a bucket, anonymous access to that bucket is not allowed. </text:p>
        </text:list-item>
        <text:list-item>
          <text:p text:style-name="P6">You must authenticate all requests involving Requester Pays buckets. The request authentication enables Amazon S3 to identify and charge the requester for their use of the Requester Pays bucket. </text:p>
        </text:list-item>
        <text:list-item>
          <text:p text:style-name="P6">After you configure a bucket to be a Requester Pays bucket, requesters must include <text:soft-page-break/><text:span text:style-name="T4">x-amz-request-payer </text:span>in their requests either in the header, for POST and GET requests, or as a parameter in a REST request to show that they understand that they will be charged for the request and the data download. </text:p>
        </text:list-item>
        <text:list-item>
          <text:p text:style-name="P6">Requester Pays buckets do not support the following. </text:p>
          <text:list>
            <text:list-item>
              <text:p text:style-name="P6">Anonymous requests </text:p>
            </text:list-item>
            <text:list-item>
              <text:p text:style-name="P6">BitTorrent </text:p>
            </text:list-item>
            <text:list-item>
              <text:p text:style-name="P6">SOAP requests </text:p>
            </text:list-item>
            <text:list-item>
              <text:p text:style-name="P6">You cannot use a Requester Pays bucket as the target bucket for end user logging, or vice versa. However, you can turn on end user logging on a Requester Pays bucket where the target bucket is a non Requester Pays bucket. </text:p>
            </text:list-item>
          </text:list>
        </text:list-item>
        <text:list-item>
          <text:p text:style-name="P6"><text:a xlink:type="simple" xlink:href="http://docs.amazonwebservices.com/AmazonS3/latest/dev/index.html?RequesterPaysBuckets.html">http://docs.amazonwebservices.com/AmazonS3/latest/dev/index.html?RequesterPaysBuckets.html</text:a> </text:p>
        </text:list-item>
        <text:list-item>
          <text:p text:style-name="P6">Pre-signed URLs are not an option, from <text:a xlink:type="simple" xlink:href="http://docs.amazonwebservices.com/AmazonS3/latest/dev/index.html?RequesterPaysBucketConfiguration.html">http://docs.amazonwebservices.com/AmazonS3/latest/dev/index.html?RequesterPaysBucketConfiguration.html</text:a> "Bucket owners who give out pre-signed URLs should think twice before configuring a bucket to be Requester Pays, especially if the URL has a very long expiry. The bucket owner is charged each time the requester uses pre-signed URLs that use the bucket owner's credentials." </text:p>
        </text:list-item>
        <text:list-item>
          <text:p text:style-name="P4">From <text:a xlink:type="simple" xlink:href="http://docs.amazonwebservices.com/AmazonS3/latest/dev/index.html?ObjectsinRequesterPaysBuckets.html">http://docs.amazonwebservices.com/AmazonS3/latest/dev/index.html?ObjectsinRequesterPaysBuckets.html</text:a> "For signed URLs, include x-amz-request-payer=requester in the request". </text:p>
        </text:list-item>
      </text:list>
      <text:p text:style-name="P3"><text:span text:style-name="T3"/></text:p>
      <text:p text:style-name="P1"><text:span text:style-name="T1"/></text:p>
      <text:p text:style-name="P1"><text:span text:style-name="T1"/></text:p>
      <text:p text:style-name="P3"><text:span text:style-name="T3">PS</text:span></text:p>
      <text:p text:style-name="P1"><text:span text:style-name="T1"/></text:p>
      <text:p text:style-name="P2"><text:span text:style-name="T2">Good Elastic MapReduce tutorial <text:s/>http://arfon.org/getting-started-with-elastic-mapreduce-and-hadoop-stream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 Morehead</meta:initial-creator>
    <meta:creation-date>2013-03-09T04:42:57</meta:creation-date>
    <dc:date>2013-03-09T06:04:00</dc:date>
    <dc:creator>Ray Morehead</dc:creator>
    <meta:editing-duration>PT4M52S</meta:editing-duration>
    <meta:editing-cycles>1</meta:editing-cycles>
    <meta:document-statistic meta:table-count="0" meta:image-count="0" meta:object-count="0" meta:page-count="2" meta:paragraph-count="23" meta:word-count="753" meta:character-count="4495" meta:non-whitespace-character-count="3734"/>
    <meta:generator>LibreOffice/3.6$Linux_X86_64 LibreOffice_project/360m1$Build-2</meta:generator>
  </office:meta>
</office:document-meta>
</file>